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ans-serif"/>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style:font-name="Times New Roman" fo:font-size="12pt" style:font-size-asian="12pt" style:font-size-complex="12pt"/>
    </style:style>
    <style:style style:name="P3" style:family="paragraph" style:parent-style-name="Standard" style:list-style-name="L2">
      <style:paragraph-properties fo:text-align="center" style:justify-single-word="false"/>
      <style:text-properties style:font-name="Times New Roman" fo:font-size="12pt" style:font-size-asian="12pt" style:font-size-complex="12pt"/>
    </style:style>
    <style:style style:name="P4" style:family="paragraph" style:parent-style-name="Standard">
      <style:paragraph-properties fo:text-align="start" style:justify-single-word="false"/>
      <style:text-properties style:font-name="Times New Roman" fo:font-size="12pt" style:font-size-asian="12pt" style:font-size-complex="12pt"/>
    </style:style>
    <style:style style:name="P5" style:family="paragraph" style:parent-style-name="Standard" style:list-style-name="L1">
      <style:paragraph-properties fo:text-align="start" style:justify-single-word="false"/>
      <style:text-properties style:font-name="Times New Roman" fo:font-size="12pt" style:font-size-asian="12pt" style:font-size-complex="12pt"/>
    </style:style>
    <style:style style:name="P6" style:family="paragraph" style:parent-style-name="Standard">
      <style:paragraph-properties fo:text-align="start" style:justify-single-word="false"/>
      <style:text-properties fo:font-variant="normal" fo:text-transform="none" fo:color="#24292e" style:font-name="Times New Roman" fo:font-size="12pt" fo:letter-spacing="normal" fo:font-style="normal" fo:font-weight="normal" style:font-size-asian="12pt" style:font-size-complex="12pt"/>
    </style:style>
    <style:style style:name="P7" style:family="paragraph" style:parent-style-name="Standard">
      <style:paragraph-properties fo:text-align="center" style:justify-single-word="false"/>
      <style:text-properties fo:font-variant="normal" fo:text-transform="none" fo:color="#24292e" style:font-name="Times New Roman" fo:font-size="12pt" fo:letter-spacing="normal" fo:font-style="normal" fo:font-weight="normal" style:font-size-asian="12pt" style:font-size-complex="12pt"/>
    </style:style>
    <style:style style:name="P8" style:family="paragraph" style:parent-style-name="List_20_Heading">
      <style:paragraph-properties fo:margin-left="0in" fo:margin-right="0in" fo:margin-top="0.1252in" fo:margin-bottom="0in"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9" style:family="paragraph" style:parent-style-name="Table_20_Contents">
      <style:paragraph-properties fo:text-align="start" style:justify-single-word="false"/>
      <style:text-properties style:font-name="Times New Roman" fo:font-size="12pt" style:font-size-asian="12pt" style:font-size-complex="12pt"/>
    </style:style>
    <style:style style:name="T1" style:family="text">
      <style:text-properties fo:font-variant="normal" fo:text-transform="none" fo:color="#24292e" fo:letter-spacing="normal" fo:font-style="normal" fo:font-weight="normal"/>
    </style:style>
    <style:style style:name="T2" style:family="text">
      <style:text-properties fo:font-variant="normal" fo:text-transform="none" fo:color="#222222" fo:letter-spacing="normal" fo:font-style="normal" fo:font-weight="normal"/>
    </style:style>
    <style:style style:name="T3" style:family="text">
      <style:text-properties style:font-name="Times New Roman" fo:font-size="12pt" style:font-size-asian="12pt" style:font-size-complex="12pt"/>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RIEF HISTORY OF HTML</text:p>
      <text:p text:style-name="P4"><text:tab/></text:p>
      <text:p text:style-name="P4"><text:tab/>On 1989, Tim Berners-Lee created the World Wide Web (WWW) together with Hypertext Markup Language (HTML) which was based on Standard Generalized Markup Lanugage (SGML). as its publishing language.<text:tab/></text:p>
      <text:p text:style-name="P2">HTML</text:p>
      <text:p text:style-name="P4"/>
      <text:p text:style-name="P4"><text:tab/><text:span text:style-name="T1">Hypertext Markup Language or HTML is a markup language that is used in order to create websites or web applications. HTML is used to define the web page content and its layout.</text:span></text:p>
      <text:p text:style-name="P6"/>
      <text:p text:style-name="P7">XHTML</text:p>
      <text:p text:style-name="P6"><text:tab/>XHTML was based on HTML 4.0 that follows the Extensible Markup Lanugage (XML) rules which means XHTML can create cerain set of rules of any kind of data that can be used for describing or creating the web page layout.</text:p>
      <text:p text:style-name="P4"/>
      <text:p text:style-name="P2">HTML 4.0 vs HTML 5 vs XHTML </text:p>
      <text:p text:style-name="P4"/>
      <text:p text:style-name="P4"><text:tab/>HTML 4 is the oldest version of HTML that is still used. HTML 4 has a loose syntax since having a closing tag was optional. HTML 4 is great for new developers since it is very easy to use and its very easy to adapt. HTML 4 has a disadvantage since loose syntax isnt great if you want to have an specific outcome for different browsers.</text:p>
      <text:p text:style-name="P4"/>
      <text:p text:style-name="P4"><text:tab/>XHTML was created to fix the problem of HTML 4 being a loose syntax. In XHTML all opening tags must have a closing tags. Since XHTML is more restricted, it wont allow you to have mistakes.</text:p>
      <text:p text:style-name="P4"/>
      <text:p text:style-name="P4"><text:tab/>HTML 5 is a new version of HTML which is still developing. HTML 5 is becoming more popular these days because of its new features. HTML 5 has also a loose syntax but it isnt a problem now since some programs that is used to create HTML auto generates a closing tags. HTML 5 still uses some of the best features of HTML 4 but it also have some new tags. One of the popular feature of HTML 5 is that you can embed videos directly without the use of plugins.</text:p>
      <text:p text:style-name="P4"/>
      <text:p text:style-name="P2">HTML DOCUMENT STRUCTURE</text:p>
      <text:p text:style-name="P4"><text:tab/></text:p>
      <text:p text:style-name="P4"><text:tab/>HTML 4 needs to be started by a &lt;html&gt; tag and needs to be ended with &lt;/html&gt; tag. All other elements should appear inside &lt;html&gt; and &lt;/html&gt;. The head element is the one that appears first after the &lt;html&gt; tag. Inside the head, <text:s/>the elements title, meta data, and script is placed together with the link of external css and some other resources that is needed. The contents of the web pages is placed inside the body elemnt. All of these are the basic structure of HTML document structure, since the HTML 5 has support from modern browsers, it is more ideal to use the new elemts to make the web pages structure more creative.</text:p>
      <text:p text:style-name="P4"/>
      <text:p text:style-name="P2">ELEMENT VS TAGS</text:p>
      <text:p text:style-name="P2"/>
      <text:p text:style-name="P4"><text:tab/>Elements are composed of a start tag (&lt;p&gt;) , a content (this is a content) and a closing tag(&lt;/p&gt;). Tags are composed of a two angle brackets and in the middle of those two angle brackets is an element name with or without attributes. </text:p>
      <text:p text:style-name="P2"><text:line-break/></text:p>
      <text:p text:style-name="P2"><text:soft-page-break/></text:p>
      <text:p text:style-name="P2">CONTENT MODELS</text:p>
      <text:p text:style-name="P2"/>
      <text:list xml:id="list6045173761069039434" text:style-name="L1">
        <text:list-item>
          <text:list>
            <text:list-header>
              <text:p text:style-name="P5">Content Model is used to define the expected content of an element.</text:p>
            </text:list-header>
          </text:list>
        </text:list-item>
      </text:list>
      <text:p text:style-name="P2"><text:line-break/> VOID ELEMENTS</text:p>
      <text:p text:style-name="P4"/>
      <text:p text:style-name="P4"><text:tab/>Void elements are elements that can have no content inside it for example the br element</text:p>
      <text:p text:style-name="P2"><text:line-break/>ATTRIBUTES AND ATTRIBUTES VALUES</text:p>
      <text:p text:style-name="P2"/>
      <text:p text:style-name="P4"><text:tab/>Attributes in HTML provides extra information about an element for example the href attribute. The &lt;a&gt; tags defines the HTML links and the address of the link is defined by href</text:p>
      <text:p text:style-name="P1"><text:span text:style-name="T3">ex &lt;a href = “</text:span><text:a xlink:type="simple" xlink:href="http://www.example.com/" text:style-name="Internet_20_link" text:visited-style-name="Visited_20_Internet_20_Link"><text:span text:style-name="T3">www.example.com</text:span></text:a><text:span text:style-name="T3">” &gt; Link to www.example.com &lt;a/&gt;</text:span></text:p>
      <text:p text:style-name="P4"/>
      <text:p text:style-name="P4">OTHER EXAMPLES OF ATTRIBUTES</text:p>
      <text:p text:style-name="P4"/>
      <table:table table:name="Table3" table:style-name="Table3">
        <table:table-column table:style-name="Table3.A" table:number-columns-repeated="2"/>
        <table:table-row>
          <table:table-cell table:style-name="Table3.A1" office:value-type="string">
            <text:p text:style-name="P9">alt</text:p>
          </table:table-cell>
          <table:table-cell table:style-name="Table3.B1" office:value-type="string">
            <text:p text:style-name="P9">When the image can't be displayes, it specifies a replacement text for an image</text:p>
          </table:table-cell>
        </table:table-row>
        <table:table-row>
          <table:table-cell table:style-name="Table3.A2" office:value-type="string">
            <text:p text:style-name="P9">disabled</text:p>
          </table:table-cell>
          <table:table-cell table:style-name="Table3.B2" office:value-type="string">
            <text:p text:style-name="P9">Specify an input element to be disabled</text:p>
          </table:table-cell>
        </table:table-row>
        <table:table-row>
          <table:table-cell table:style-name="Table3.A2" office:value-type="string">
            <text:p text:style-name="P9">href</text:p>
          </table:table-cell>
          <table:table-cell table:style-name="Table3.B2" office:value-type="string">
            <text:p text:style-name="P9">Defines the web address for a link</text:p>
          </table:table-cell>
        </table:table-row>
        <table:table-row>
          <table:table-cell table:style-name="Table3.A2" office:value-type="string">
            <text:p text:style-name="P9">src</text:p>
          </table:table-cell>
          <table:table-cell table:style-name="Table3.B2" office:value-type="string">
            <text:p text:style-name="P9">Defines the web address for an image</text:p>
          </table:table-cell>
        </table:table-row>
      </table:table>
      <text:p text:style-name="P4"/>
      <text:p text:style-name="P4"/>
      <text:p text:style-name="P2">GLOBAL ATTRIBUTES</text:p>
      <text:p text:style-name="P2"/>
      <text:p text:style-name="P4"><text:tab/>Global attributes are attributes that are common to all elements in HTML, which means they can be used by all other elements.</text:p>
      <text:p text:style-name="P4"/>
      <text:p text:style-name="P4">EXAMPLES OF GLOBAL ATTRIBUTES</text:p>
      <table:table table:name="Table1" table:style-name="Table1">
        <table:table-column table:style-name="Table1.A"/>
        <table:table-column table:style-name="Table1.B"/>
        <table:table-row>
          <table:table-cell table:style-name="Table1.A1" office:value-type="string">
            <text:p text:style-name="P9">accesskey</text:p>
          </table:table-cell>
          <table:table-cell table:style-name="Table1.B1" office:value-type="string">
            <text:p text:style-name="P9">Specify a key to activate a certain element</text:p>
          </table:table-cell>
        </table:table-row>
        <table:table-row>
          <table:table-cell table:style-name="Table1.A2" office:value-type="string">
            <text:p text:style-name="P9">class</text:p>
          </table:table-cell>
          <table:table-cell table:style-name="Table1.B2" office:value-type="string">
            <text:p text:style-name="P9">Lists of classification names which an elemnt belongs</text:p>
          </table:table-cell>
        </table:table-row>
        <table:table-row>
          <table:table-cell table:style-name="Table1.A2" office:value-type="string">
            <text:p text:style-name="P9">contenteditable</text:p>
          </table:table-cell>
          <table:table-cell table:style-name="Table1.B2" office:value-type="string">
            <text:p text:style-name="P9">Specify if a content of an element is editable</text:p>
          </table:table-cell>
        </table:table-row>
        <table:table-row>
          <table:table-cell table:style-name="Table1.A2" office:value-type="string">
            <text:p text:style-name="P9">contextmenu</text:p>
          </table:table-cell>
          <table:table-cell table:style-name="Table1.B2" office:value-type="string">
            <text:p text:style-name="P9">Specifies the context menu of a certain element</text:p>
          </table:table-cell>
        </table:table-row>
        <table:table-row>
          <table:table-cell table:style-name="Table1.A2" office:value-type="string">
            <text:p text:style-name="P9">dir</text:p>
          </table:table-cell>
          <table:table-cell table:style-name="Table1.B2" office:value-type="string">
            <text:p text:style-name="P9">Specify the direction of the elements text</text:p>
          </table:table-cell>
        </table:table-row>
        <table:table-row>
          <table:table-cell table:style-name="Table1.A2" office:value-type="string">
            <text:p text:style-name="P9">draggable</text:p>
          </table:table-cell>
          <table:table-cell table:style-name="Table1.B2" office:value-type="string">
            <text:p text:style-name="P9">Specify if an element is draggable</text:p>
          </table:table-cell>
        </table:table-row>
        <table:table-row>
          <table:table-cell table:style-name="Table1.A2" office:value-type="string">
            <text:p text:style-name="P9">hidden</text:p>
          </table:table-cell>
          <table:table-cell table:style-name="Table1.B2" office:value-type="string">
            <text:p text:style-name="P9">Specify if an element is no longer relevant</text:p>
          </table:table-cell>
        </table:table-row>
        <table:table-row>
          <table:table-cell table:style-name="Table1.A2" office:value-type="string">
            <text:p text:style-name="P9">id</text:p>
          </table:table-cell>
          <table:table-cell table:style-name="Table1.B2" office:value-type="string">
            <text:p text:style-name="P9">Unique identifier on an element</text:p>
          </table:table-cell>
        </table:table-row>
        <table:table-row>
          <table:table-cell table:style-name="Table1.A2" office:value-type="string">
            <text:p text:style-name="P9">lang</text:p>
          </table:table-cell>
          <table:table-cell table:style-name="Table1.B2" office:value-type="string">
            <text:p text:style-name="P9">Specifies the lanauge of the contents</text:p>
          </table:table-cell>
        </table:table-row>
        <table:table-row>
          <table:table-cell table:style-name="Table1.A2" office:value-type="string">
            <text:p text:style-name="P9">spellcheck</text:p>
          </table:table-cell>
          <table:table-cell table:style-name="Table1.B2" office:value-type="string">
            <text:p text:style-name="P9">Specifies if the contents of the element will undergo spell checking</text:p>
          </table:table-cell>
        </table:table-row>
        <table:table-row>
          <table:table-cell table:style-name="Table1.A2" office:value-type="string">
            <text:p text:style-name="P9">style</text:p>
          </table:table-cell>
          <table:table-cell table:style-name="Table1.B2" office:value-type="string">
            <text:p text:style-name="P9">Specifies the css declarations that will be applied <text:soft-page-break/>to the element</text:p>
          </table:table-cell>
        </table:table-row>
        <table:table-row>
          <table:table-cell table:style-name="Table1.A2" office:value-type="string">
            <text:p text:style-name="P9">tabindex</text:p>
          </table:table-cell>
          <table:table-cell table:style-name="Table1.B2" office:value-type="string">
            <text:p text:style-name="P9">Specifies if an element is focusable and its order <text:s/>the sequence of focusable elements</text:p>
          </table:table-cell>
        </table:table-row>
        <table:table-row>
          <table:table-cell table:style-name="Table1.A2" office:value-type="string">
            <text:p text:style-name="P9">title</text:p>
          </table:table-cell>
          <table:table-cell table:style-name="Table1.B2" office:value-type="string">
            <text:p text:style-name="P9">Specifies the title of the document</text:p>
          </table:table-cell>
        </table:table-row>
      </table:table>
      <text:p text:style-name="P4"/>
      <text:p text:style-name="P8"/>
      <text:p text:style-name="P2"/>
      <text:p text:style-name="P2">CUSTOM NON-VISIBLE DATA ATTRIBUTES</text:p>
      <text:p text:style-name="P4"/>
      <text:p text:style-name="P4"><text:tab/>Custom nonvisible data attributes are attributes whose name starts with “data-” for the purpose of storing custom data to the web page or web application.</text:p>
      <text:p text:style-name="P2"/>
      <text:p text:style-name="P2">WAI-ARIA</text:p>
      <text:p text:style-name="P2"/>
      <text:p text:style-name="P4"><text:tab/>WAI-ARIA <text:s/>or the <text:span text:style-name="T2">Web Accessibility Initiative Accessible Rich Internet Applications</text:span> purpose is to make web page contents or web applications accessible to the person with disabilities.</text:p>
      <text:list xml:id="list4299437881618181946" text:style-name="L2">
        <text:list-item>
          <text:list>
            <text:list-header>
              <text:p text:style-name="P3"/>
            </text:list-header>
          </text:list>
        </text:list-item>
      </text:list>
      <text:p text:style-name="P2">MATH ML, SVG</text:p>
      <text:p text:style-name="P2"/>
      <text:p text:style-name="P4"><text:tab/>Mathematical Markup Language (MathML) purpose is to facilitate the use of mathematical content on the web page or the web applications. Scalable Vector Graphics are used to define vector graphics on the web in XHTML format.</text:p>
      <text:p text:style-name="P2"/>
      <text:list xml:id="list36747227" text:continue-numbering="true" text:style-name="L2">
        <text:list-item>
          <text:list>
            <text:list-header>
              <text:p text:style-name="P3">CHARACTER REFERENCES</text:p>
            </text:list-header>
          </text:list>
        </text:list-item>
      </text:list>
      <text:p text:style-name="P4"><text:tab/></text:p>
      <text:p text:style-name="P4"><text:tab/>Character References in HTML are used to refer special characters which are not normally seen in the keyboard. </text:p>
      <text:list xml:id="list36752539" text:continue-numbering="true" text:style-name="L2">
        <text:list-item>
          <text:list>
            <text:list-header>
              <text:p text:style-name="P3"/>
            </text:list-header>
          </text:list>
        </text:list-item>
      </text:list>
      <text:p text:style-name="P2">COMMENTS</text:p>
      <text:p text:style-name="P2"/>
      <text:p text:style-name="P4"><text:tab/>Comments are necessary in order to describe your html structure since you may be not the only one who will work in creating a web page. Comments in HTML is placed between &lt;!-- and --&gt;</text:p>
      <text:list xml:id="list36757844" text:continue-numbering="true" text:style-name="L2">
        <text:list-item>
          <text:list>
            <text:list-header>
              <text:p text:style-name="P3"/>
              <text:p text:style-name="P3">BIT MAPPED VS VECTOR GRAPHICS</text:p>
              <text:p text:style-name="P3"/>
            </text:list-header>
          </text:list>
        </text:list-item>
      </text:list>
      <text:p text:style-name="P4"><text:tab/>Vector Graphics uses mathematical formulas in order to represent an image while Bit Mapped Graphic uses pixels in order to represent an image. The advantage of Vector Graphics is that even if you try to zoom in the image, the quality wont change compared to Bit Mapped Graphics, if you try to zoom in an image, it becomes pixalated. The disadvantage of Vector Graphics is that if you want to create a complex image, the formulas used is also more complex while in Bit Mapped Graphics, you dont need to solve any formulas since you only need to store the image inside the bits.</text:p>
      <text:p text:style-name="P4"/>
      <text:p text:style-name="P2">HTML PREPROCESSORS<text:tab/></text:p>
      <text:p text:style-name="P2"/>
      <text:p text:style-name="P4"><text:tab/>Preporocessors are the process of transforming a data to another data. <text:s/>HTML preprocessors goal is to make it easier to encode html codes. Some examples of it are the Haml also known as HTML abstraction markup langu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ans-serif"/>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P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Variable"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 Rei Sibaen</meta:initial-creator>
    <meta:creation-date>2018-02-24T20:21:36.31</meta:creation-date>
    <dc:date>2018-02-25T16:56:06.65</dc:date>
    <dc:creator>Jan Rei Sibaen</dc:creator>
    <meta:editing-duration>PT1H36M44S</meta:editing-duration>
    <meta:editing-cycles>6</meta:editing-cycles>
    <meta:generator>OpenOffice/4.1.2$Win32 OpenOffice.org_project/412m3$Build-9782</meta:generator>
    <meta:document-statistic meta:table-count="2" meta:image-count="0" meta:object-count="0" meta:page-count="3" meta:paragraph-count="77" meta:word-count="1041" meta:character-count="5913"/>
  </office:meta>
</office:document-meta>
</file>